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-color="#ffffff" fo:padding-top="-0.01cm" fo:padding-bottom="-0.01cm" fo:padding-left="-0.01cm" fo:padding-right="-0.01cm"/>
    </style:style>
    <style:style style:name="gr2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.08cm" draw:fill-color="#ff0000" fo:padding-top="-0.01cm" fo:padding-bottom="-0.01cm" fo:padding-left="-0.01cm" fo:padding-right="-0.01cm"/>
    </style:style>
    <style:style style:name="gr4" style:family="graphic" style:parent-style-name="standard">
      <style:graphic-properties svg:stroke-width="0.08cm" draw:fill-color="#ffff00" fo:padding-top="-0.01cm" fo:padding-bottom="-0.01cm" fo:padding-left="-0.01cm" fo:padding-right="-0.01cm"/>
    </style:style>
    <style:style style:name="gr5" style:family="graphic" style:parent-style-name="standard">
      <style:graphic-properties draw:stroke="none" svg:stroke-width="0.1cm"/>
    </style:style>
    <style:style style:name="gr6" style:family="graphic" style:parent-style-name="standard">
      <style:graphic-properties draw:stroke="none" draw:fill="none" draw:textarea-horizontal-align="center" draw:textarea-vertical-align="middle" draw:auto-grow-width="true" fo:min-height="0.531cm" fo:min-width="1.681cm"/>
    </style:style>
  </office:automatic-styles>
  <office:body>
    <office:drawing>
      <draw:page draw:name="page1" draw:style-name="dp1" draw:master-page-name="Default">
        <draw:g>
          <draw:glue-point draw:id="4" svg:x="0cm" svg:y="2.257cm"/>
          <draw:glue-point draw:id="5" svg:x="0cm" svg:y="-1.372cm"/>
          <draw:rect draw:style-name="gr1" draw:layer="layout" svg:width="1.681cm" svg:height="1.327cm" svg:x="0cm" svg:y="0cm">
            <text:p/>
          </draw:rect>
          <draw:path draw:style-name="gr2" draw:layer="layout" svg:width="1.681cm" svg:height="0.442cm" svg:x="0cm" svg:y="0.442cm" svg:viewBox="0 0 1682 443" svg:d="m0 0h1682m-1682 443h1682">
            <text:p/>
          </draw:path>
          <draw:rect draw:style-name="gr3" draw:layer="layout" svg:width="0.168cm" svg:height="0.226cm" svg:x="0.185cm" svg:y="0.173cm">
            <text:p/>
          </draw:rect>
          <draw:rect draw:style-name="gr3" draw:layer="layout" svg:width="0.168cm" svg:height="0.226cm" svg:x="0.437cm" svg:y="0.173cm">
            <text:p/>
          </draw:rect>
          <draw:rect draw:style-name="gr3" draw:layer="layout" svg:width="0.168cm" svg:height="0.226cm" svg:x="1.059cm" svg:y="0.173cm">
            <text:p/>
          </draw:rect>
          <draw:rect draw:style-name="gr3" draw:layer="layout" svg:width="0.168cm" svg:height="0.226cm" svg:x="1.328cm" svg:y="0.173cm">
            <text:p/>
          </draw:rect>
          <draw:rect draw:style-name="gr4" draw:layer="layout" svg:width="0.252cm" svg:height="0.093cm" svg:x="0.185cm" svg:y="0.611cm">
            <text:p/>
          </draw:rect>
          <draw:rect draw:style-name="gr4" draw:layer="layout" svg:width="0.252cm" svg:height="0.093cm" svg:x="0.706cm" svg:y="0.611cm">
            <text:p/>
          </draw:rect>
          <draw:rect draw:style-name="gr4" draw:layer="layout" svg:width="0.252cm" svg:height="0.093cm" svg:x="1.244cm" svg:y="0.611cm">
            <text:p/>
          </draw:rect>
          <draw:rect draw:style-name="gr5" draw:layer="layout" svg:width="0.084cm" svg:height="0.093cm" svg:x="0.185cm" svg:y="1.062cm">
            <text:p/>
          </draw:rect>
          <draw:rect draw:style-name="gr5" draw:layer="layout" svg:width="0.084cm" svg:height="0.093cm" svg:x="0.353cm" svg:y="1.062cm">
            <text:p/>
          </draw:rect>
          <draw:rect draw:style-name="gr5" draw:layer="layout" svg:width="0.084cm" svg:height="0.093cm" svg:x="0.538cm" svg:y="1.062cm">
            <text:p/>
          </draw:rect>
          <draw:rect draw:style-name="gr5" draw:layer="layout" svg:width="0.084cm" svg:height="0.093cm" svg:x="0.706cm" svg:y="1.062cm">
            <text:p/>
          </draw:rect>
          <draw:rect draw:style-name="gr5" draw:layer="layout" svg:width="0.084cm" svg:height="0.093cm" svg:x="0.891cm" svg:y="1.062cm">
            <text:p/>
          </draw:rect>
          <draw:rect draw:style-name="gr5" draw:layer="layout" svg:width="0.084cm" svg:height="0.093cm" svg:x="1.059cm" svg:y="1.062cm">
            <text:p/>
          </draw:rect>
          <draw:rect draw:style-name="gr5" draw:layer="layout" svg:width="0.084cm" svg:height="0.093cm" svg:x="1.244cm" svg:y="1.062cm">
            <text:p/>
          </draw:rect>
          <draw:rect draw:style-name="gr5" draw:layer="layout" svg:width="0.084cm" svg:height="0.093cm" svg:x="1.412cm" svg:y="1.062cm">
            <text:p/>
          </draw:rect>
          <draw:frame draw:style-name="gr6" draw:layer="layout" svg:width="1.681cm" svg:height="1.025cm" svg:x="0cm" svg:y="1.22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Modular Switch</dc:title>
    <meta:creation-date>2011-02-07T17:12:15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